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orFacade.setDocumentLocator( Locator new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Facade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Facade.LocatorFacade( Locator initial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Facade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Facade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Facad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